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25-02-13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24-02-29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22-02-17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21-02-2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19-12-11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19-02-0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17-12-13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17-01-05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16-02-03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14-12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14-01-22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13-01-13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1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1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0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07-01-25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0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0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03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02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200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9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9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9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94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9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9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9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6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6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1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1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1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8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9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9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8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7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3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1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1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7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8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6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6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5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4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4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3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3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3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3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3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3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2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2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2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2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1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1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6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2095041701</text:p>
          </table:table-cell>
          <table:table-cell office:value-type="string" calcext:value-type="string">
            <text:p>1954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36" meta:object-count="0"/>
    <meta:user-defined meta:name="AppVersion">3.0</meta:user-defined>
  </office:meta>
</office:document-meta>
</file>